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979e" officeooo:paragraph-rsid="0019979e"/>
    </style:style>
    <style:style style:name="P2" style:family="paragraph" style:parent-style-name="Text_20_body">
      <style:text-properties officeooo:rsid="0019979e" officeooo:paragraph-rsid="0019c2b8"/>
    </style:style>
    <style:style style:name="P3" style:family="paragraph" style:parent-style-name="Text_20_body">
      <style:text-properties officeooo:rsid="0019979e" officeooo:paragraph-rsid="001a383a"/>
    </style:style>
    <style:style style:name="P4" style:family="paragraph" style:parent-style-name="Text_20_body">
      <style:text-properties officeooo:rsid="0019c2b8" officeooo:paragraph-rsid="0019c2b8"/>
    </style:style>
    <style:style style:name="P5" style:family="paragraph" style:parent-style-name="Text_20_body">
      <style:text-properties officeooo:rsid="001ba2c9" officeooo:paragraph-rsid="001ba2c9"/>
    </style:style>
    <style:style style:name="P6" style:family="paragraph" style:parent-style-name="Text_20_body">
      <style:text-properties officeooo:rsid="0021594c" officeooo:paragraph-rsid="0021594c"/>
    </style:style>
    <style:style style:name="P7" style:family="paragraph" style:parent-style-name="Text_20_body">
      <style:text-properties officeooo:rsid="0025d47c" officeooo:paragraph-rsid="0025d47c"/>
    </style:style>
    <style:style style:name="P8" style:family="paragraph" style:parent-style-name="Text_20_body">
      <style:text-properties officeooo:rsid="00271c3f" officeooo:paragraph-rsid="00271c3f"/>
    </style:style>
    <style:style style:name="P9" style:family="paragraph" style:parent-style-name="Text_20_body">
      <style:text-properties officeooo:rsid="0027717b" officeooo:paragraph-rsid="0027717b"/>
    </style:style>
    <style:style style:name="P10" style:family="paragraph" style:parent-style-name="Text_20_body">
      <style:text-properties officeooo:rsid="002beef0" officeooo:paragraph-rsid="002beef0"/>
    </style:style>
    <style:style style:name="P11" style:family="paragraph" style:parent-style-name="Text_20_body">
      <style:text-properties officeooo:rsid="002e7042" officeooo:paragraph-rsid="002e7042"/>
    </style:style>
    <style:style style:name="P12" style:family="paragraph" style:parent-style-name="Text_20_body">
      <style:text-properties officeooo:rsid="002e9d02" officeooo:paragraph-rsid="002e9d02"/>
    </style:style>
    <style:style style:name="P13" style:family="paragraph" style:parent-style-name="Text_20_body">
      <style:text-properties fo:font-style="normal" officeooo:rsid="00298922" style:font-style-asian="normal" style:font-style-complex="normal"/>
    </style:style>
    <style:style style:name="P14" style:family="paragraph" style:parent-style-name="Text_20_body">
      <style:text-properties fo:font-style="normal" officeooo:rsid="002beef0" officeooo:paragraph-rsid="002beef0" style:font-style-asian="normal" style:font-style-complex="normal"/>
    </style:style>
    <style:style style:name="P15" style:family="paragraph" style:parent-style-name="Text_20_body">
      <style:text-properties officeooo:rsid="003025e6" officeooo:paragraph-rsid="003025e6"/>
    </style:style>
    <style:style style:name="P16" style:family="paragraph" style:parent-style-name="Text_20_body">
      <style:text-properties officeooo:rsid="002306fb" officeooo:paragraph-rsid="001a383a"/>
    </style:style>
    <style:style style:name="P17" style:family="paragraph" style:parent-style-name="Heading">
      <style:text-properties officeooo:rsid="001a383a" officeooo:paragraph-rsid="001a383a"/>
    </style:style>
    <style:style style:name="P18" style:family="paragraph" style:parent-style-name="Text_20_body" style:list-style-name="L1">
      <style:text-properties fo:font-style="normal" officeooo:rsid="002beef0" officeooo:paragraph-rsid="002beef0" style:font-style-asian="normal" style:font-style-complex="normal"/>
    </style:style>
    <style:style style:name="P19" style:family="paragraph" style:parent-style-name="Text_20_body" style:list-style-name="L2">
      <style:text-properties officeooo:rsid="001a383a" officeooo:paragraph-rsid="001a383a"/>
    </style:style>
    <style:style style:name="P20" style:family="paragraph" style:parent-style-name="Text_20_body" style:list-style-name="L3">
      <style:text-properties officeooo:rsid="0025d47c" officeooo:paragraph-rsid="0025d47c"/>
    </style:style>
    <style:style style:name="P21" style:family="paragraph" style:parent-style-name="Text_20_body">
      <style:text-properties officeooo:rsid="0025d47c" officeooo:paragraph-rsid="0025d47c"/>
    </style:style>
    <style:style style:name="P22" style:family="paragraph" style:parent-style-name="Text_20_body" style:list-style-name="L3">
      <style:text-properties officeooo:rsid="0023ff8e" officeooo:paragraph-rsid="0023ff8e"/>
    </style:style>
    <style:style style:name="P23" style:family="paragraph" style:parent-style-name="Text_20_body" style:list-style-name="L3">
      <style:text-properties fo:font-style="italic" officeooo:rsid="0025d47c" officeooo:paragraph-rsid="0025d47c" style:font-style-asian="italic" style:font-style-complex="italic"/>
    </style:style>
    <style:style style:name="P24" style:family="paragraph" style:parent-style-name="Text_20_body" style:list-style-name="L3">
      <style:text-properties fo:font-style="italic" officeooo:rsid="0026a15e" officeooo:paragraph-rsid="0026a15e" style:font-style-asian="italic" style:font-style-complex="italic"/>
    </style:style>
    <style:style style:name="P25" style:family="paragraph" style:parent-style-name="Text_20_body" style:list-style-name="L4">
      <style:text-properties officeooo:rsid="002beef0" officeooo:paragraph-rsid="002beef0"/>
    </style:style>
    <style:style style:name="P26" style:family="paragraph" style:parent-style-name="Text_20_body" style:list-style-name="L5">
      <style:text-properties officeooo:rsid="002beef0" officeooo:paragraph-rsid="002beef0"/>
    </style:style>
    <style:style style:name="P27" style:family="paragraph" style:parent-style-name="Text_20_body" style:list-style-name="L6">
      <style:text-properties officeooo:rsid="003025e6" officeooo:paragraph-rsid="003025e6"/>
    </style:style>
    <style:style style:name="P28" style:family="paragraph" style:parent-style-name="Text_20_body" style:list-style-name="L7">
      <style:text-properties officeooo:rsid="003025e6" officeooo:paragraph-rsid="003025e6"/>
    </style:style>
    <style:style style:name="P29" style:family="paragraph" style:parent-style-name="Text_20_body" style:list-style-name="L8">
      <style:text-properties officeooo:rsid="003025e6" officeooo:paragraph-rsid="003025e6"/>
    </style:style>
    <style:style style:name="P30" style:family="paragraph" style:parent-style-name="Text_20_body">
      <style:text-properties officeooo:rsid="00348221" officeooo:paragraph-rsid="00348221"/>
    </style:style>
    <style:style style:name="P31" style:family="paragraph" style:parent-style-name="Text_20_body" style:list-style-name="L9">
      <style:text-properties officeooo:rsid="00348221" officeooo:paragraph-rsid="00348221"/>
    </style:style>
    <style:style style:name="P32" style:family="paragraph" style:parent-style-name="Text_20_body" style:list-style-name="L10">
      <style:text-properties officeooo:rsid="00348221" officeooo:paragraph-rsid="00348221"/>
    </style:style>
    <style:style style:name="P33" style:family="paragraph" style:parent-style-name="Text_20_body" style:list-style-name="L10">
      <style:text-properties officeooo:rsid="00348221" officeooo:paragraph-rsid="0034a7e5"/>
    </style:style>
    <style:style style:name="P34" style:family="paragraph" style:parent-style-name="Text_20_body" style:list-style-name="L10">
      <style:text-properties officeooo:rsid="00348221" officeooo:paragraph-rsid="00363ac6"/>
    </style:style>
    <style:style style:name="P35" style:family="paragraph" style:parent-style-name="Text_20_body" style:list-style-name="L10">
      <style:text-properties officeooo:rsid="0034a7e5" officeooo:paragraph-rsid="0034a7e5"/>
    </style:style>
    <style:style style:name="P36" style:family="paragraph" style:parent-style-name="Text_20_body">
      <style:text-properties officeooo:rsid="00363ac6" officeooo:paragraph-rsid="00363ac6"/>
    </style:style>
    <style:style style:name="P37" style:family="paragraph" style:parent-style-name="Text_20_body" style:list-style-name="L11">
      <style:text-properties officeooo:rsid="00373e20" officeooo:paragraph-rsid="00373e20"/>
    </style:style>
    <style:style style:name="P38" style:family="paragraph" style:parent-style-name="Heading_20_2">
      <style:text-properties officeooo:rsid="0019979e" officeooo:paragraph-rsid="0019979e"/>
    </style:style>
    <style:style style:name="P39" style:family="paragraph" style:parent-style-name="Heading_20_2">
      <style:text-properties officeooo:rsid="00348221" officeooo:paragraph-rsid="00348221"/>
    </style:style>
    <style:style style:name="P40" style:family="paragraph" style:parent-style-name="Heading_20_1">
      <style:text-properties officeooo:rsid="0019979e" officeooo:paragraph-rsid="0019979e"/>
    </style:style>
    <style:style style:name="T1" style:family="text">
      <style:text-properties officeooo:rsid="0019c2b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83a" style:font-style-asian="italic" style:font-style-complex="italic"/>
    </style:style>
    <style:style style:name="T4" style:family="text">
      <style:text-properties fo:font-style="italic" officeooo:rsid="00298922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c2b8" style:font-weight-asian="bold" style:font-weight-complex="bold"/>
    </style:style>
    <style:style style:name="T7" style:family="text">
      <style:text-properties officeooo:rsid="0025d47c"/>
    </style:style>
    <style:style style:name="T8" style:family="text">
      <style:text-properties officeooo:rsid="00264f41"/>
    </style:style>
    <style:style style:name="T9" style:family="text">
      <style:text-properties officeooo:rsid="002730d6"/>
    </style:style>
    <style:style style:name="T10" style:family="text">
      <style:text-properties officeooo:rsid="0029892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98922" style:font-style-asian="normal" style:font-style-complex="normal"/>
    </style:style>
    <style:style style:name="T13" style:family="text">
      <style:text-properties fo:font-style="normal" officeooo:rsid="002b57c8" style:font-style-asian="normal" style:font-style-complex="normal"/>
    </style:style>
    <style:style style:name="T14" style:family="text">
      <style:text-properties fo:font-style="normal" officeooo:rsid="002beef0" style:font-style-asian="normal" style:font-style-complex="normal"/>
    </style:style>
    <style:style style:name="T15" style:family="text">
      <style:text-properties officeooo:rsid="002d4f01"/>
    </style:style>
    <style:style style:name="T16" style:family="text">
      <style:text-properties officeooo:rsid="002df783"/>
    </style:style>
    <style:style style:name="T17" style:family="text">
      <style:text-properties officeooo:rsid="002e1215"/>
    </style:style>
    <style:style style:name="T18" style:family="text">
      <style:text-properties style:text-position="super 58%"/>
    </style:style>
    <style:style style:name="T19" style:family="text">
      <style:text-properties officeooo:rsid="00348221"/>
    </style:style>
    <style:style style:name="T20" style:family="text">
      <style:text-properties style:text-position="0% 100%"/>
    </style:style>
    <style:style style:name="T21" style:family="text">
      <style:text-properties officeooo:rsid="0034a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Reddit Analytics:</text:h>
      <text:p text:style-name="P1"><text:tab/>The purpose of this project is to derive a robust time series data set from Reddit, and explore trends. For this task, I use PRAW libraries o scrape acronyms from key sub-reddits (technology and science based). </text:p>
      <text:h text:style-name="P38" text:outline-level="2">Mining the Data:</text:h>
      <text:p text:style-name="P1"><text:tab/>I will use PRAW code snippets to get the data. I then use scikit-learn transformers to transform the data into a better data frame. PRAW is basically configured to create a CSV of columns.</text:p>
      <text:p text:style-name="P1"><text:tab/>There is currently no data-set for acronyms on Kaggle or other common Data Science Repositories, so I will create one.</text:p>
      <text:h text:style-name="Heading_20_3" text:outline-level="3"><text:span text:style-name="T10">Data Mining Script Configuration</text:span>:</text:h>
      <text:p text:style-name="Text_20_body"><text:tab/><text:span text:style-name="T10">Currently, the data mining script </text:span><text:span text:style-name="T4">prawpull.py </text:span><text:span text:style-name="T12">takes a subreddit.txt file as input, and outputs a csv file (see below). </text:span></text:p>
      <text:p text:style-name="P13"/>
      <text:h text:style-name="Heading_20_3" text:outline-level="3"><text:span text:style-name="T12">C</text:span><text:span text:style-name="T11">hoice of Subreddits </text:span><text:span text:style-name="T13">for data</text:span><text:span text:style-name="T11">:</text:span></text:h>
      <text:p text:style-name="Text_20_body"><text:span text:style-name="T11"><text:tab/></text:span><text:span text:style-name="T13">The focus for this project is to mine future looking, science and technology subreddits for acronyms, to see interesting trends and get indicators for the future. In order to get a good </text:span><text:span text:style-name="T14">list of subreddits, i used a subreddit graph exploring tool [1] on basic subreddits (Physics, ComputerScience...) and populated the list with other connected subreddits until I felt satisfied. The following discriminants were used to reject subreddits:</text:span></text:p>
      <text:list xml:id="list2594534263664693439" text:style-name="L1">
        <text:list-item>
          <text:p text:style-name="P18">Humorous/low quality subject or content. (eg: Buttcoin, Dogecoin)</text:p>
        </text:list-item>
        <text:list-item>
          <text:p text:style-name="P18">Political/Highly Charged subreddit titles (eg: SpaceXMasterRace)</text:p>
        </text:list-item>
        <text:list-item>
          <text:p text:style-name="P18">Subreddits with poor connectivity, small size to too specific in nature.</text:p>
        </text:list-item>
      </text:list>
      <text:p text:style-name="P14">I inevitably made snap judgements when populating this list, and I may not have been thorough/consistent through the entire process. Some bias in data is expected. The focus right now is to get a large set of data (10000 rows +). </text:p>
      <text:h text:style-name="Heading_20_3" text:outline-level="3">Data Schema:</text:h>
      <text:p text:style-name="P2"><text:span text:style-name="T1"><text:tab/>The first round of data will be mined as follows, and stored in a tidy format. To start, we will mine acronyms that are </text:span><text:span text:style-name="T6">between 2 and 7 letters in length,</text:span><text:span text:style-name="T1"> by searching every post in a subreddit . </text:span></text:p>
      <text:p text:style-name="P17">Our Schema:</text:p>
      <text:p text:style-name="P4"><text:span text:style-name="T3">[Primary Key] </text:span><text:span text:style-name="T2">&lt;hex int&gt; postID:</text:span> reddit base36 identifier.</text:p>
      <text:p text:style-name="P4"><text:span text:style-name="T2">&lt;string&gt; term:</text:span> This is our string snippet we have extracted.</text:p>
      <text:p text:style-name="P4"><text:span text:style-name="T2">&lt;string&gt; username:</text:span> The user that made the post.</text:p>
      <text:p text:style-name="P4"><text:span text:style-name="T2">&lt;string&gt; subreddit:</text:span> Subreddit the termund on. </text:p>
      <text:p text:style-name="P9">&lt;float&gt; timestamp: when the comment was made.</text:p>
      <text:p text:style-name="P5"><text:soft-page-break/><text:tab/>It might be useful to include a row of regular indicies (to count the rows). This can easily be added after the DF is read in, so I don't do it at the Data Mining Phase.</text:p>
      <text:p text:style-name="Heading">Format:</text:p>
      <text:p text:style-name="P3"><text:span text:style-name="T1">More specifically, the data is in </text:span><text:span text:style-name="T6">Tidy Form (or 3rd Normal Form)</text:span><text:span text:style-name="T1">, because:</text:span></text:p>
      <text:list xml:id="list1443216226899590232" text:style-name="L2">
        <text:list-item>
          <text:p text:style-name="P19">Each column holds one piece of data, each row is a separate observation.</text:p>
        </text:list-item>
        <text:list-item>
          <text:p text:style-name="P19">No Partial Dependencies: We have an atomic primary key that uniquely identifies a post. (not stored). This maps to the Term (in the post), and the user and subreddit.</text:p>
        </text:list-item>
        <text:list-item>
          <text:p text:style-name="P19">No Transitive Dependencies: We simply have &lt;hexID&gt; -&gt; all other rows. None exist.</text:p>
        </text:list-item>
      </text:list>
      <text:p text:style-name="P16"/>
      <text:h text:style-name="Heading_20_2" text:outline-level="2">Developer Log: </text:h>
      <text:p text:style-name="P6">May 31st:</text:p>
      <text:list xml:id="list6398457475660568912" text:style-name="L3">
        <text:list-item>
          <text:p text:style-name="P20"><text:span text:style-name="T5">Goal</text:span>: of our datamining script <text:s/>is to grab all comments from a number of submissions, filter them for acronyms, and generate a dictionary structure. This is then written to file.</text:p>
        </text:list-item>
        <text:list-item>
          <text:p text:style-name="P22">Today, I implemented the acronym pulling script <text:span text:style-name="T7">in its basic form.</text:span></text:p>
        </text:list-item>
        <text:list-item>
          <text:p text:style-name="P22">I tried to recycle old code, but the needs it served were too different from what is currently needed, so I didn't use most of the code. <text:span text:style-name="T7">I ended up just looking at PRAW structure from this code only.</text:span></text:p>
        </text:list-item>
        <text:list-item>
          <text:p text:style-name="P20">I wanted to avoid spagetti code, long prototypes and global usage. So I defined function parameters locally, and exploited the mutability of passed objects in python.</text:p>
          <text:list>
            <text:list-item>
              <text:p text:style-name="P20">More specifically: I know that if I pass a dictionary to a funciton, that function can mutate the dictionary, and it affects the dictionary seen by the parent function.</text:p>
            </text:list-item>
            <text:list-item>
              <text:p text:style-name="P20">I considered using dictionary unpacking and ** operators, but given the number of comments and submissions, this causes a lot of overhead.</text:p>
            </text:list-item>
            <text:list-item>
              <text:p text:style-name="P20">For speed and simplicity, I accepted mutation and the risk of corrupting data if an intermediate function has erroneous steps. This is fine for now.</text:p>
            </text:list-item>
          </text:list>
        </text:list-item>
        <text:list-item>
          <text:p text:style-name="P20">The skimming algorithm itself has the following parameters that affect the table size:</text:p>
          <text:list>
            <text:list-item>
              <text:p text:style-name="P23">(a) Number of Subreddits, (b) Number of Submissions, (c) Number of Comments to consider, (d) and number of comment tree replacements. <text:span text:style-name="T8">C</text:span>omplexity is roughly ~ O(abcd) – so small changes in multiple parameters can cause huge changes in output!</text:p>
            </text:list-item>
          </text:list>
        </text:list-item>
        <text:list-item>
          <text:p text:style-name="P24">To finish off, I will </text:p>
        </text:list-item>
      </text:list>
      <text:p text:style-name="P10">June 1st:</text:p>
      <text:list xml:id="list6799548193751976005" text:style-name="L4">
        <text:list-item>
          <text:p text:style-name="P25">Yesterday I overcomplexified my complexity analysis for the. I decided to fix all the comment level parameters, and just vary the number of subreddits (N) and number of submissions(M) at the top level of the script.</text:p>
        </text:list-item>
        <text:list-item>
          <text:p text:style-name="P25">UpcomingPull.py was refactored into a python3 module, and named prawpull.py. </text:p>
        </text:list-item>
        <text:list-item>
          <text:p text:style-name="P25">Now, our datamining script runs at the root level. It is called datascrape.py, and imports <text:soft-page-break/>prawpull to do the bulk of the work.</text:p>
        </text:list-item>
        <text:list-item>
          <text:p text:style-name="P25">Today, I made the first dataset. I roughly doubled the number of subreddits (hand picked with a reddit graph explorer), <text:span text:style-name="T16">and increased the submission limit to 10000. </text:span></text:p>
        </text:list-item>
        <text:list-item>
          <text:p text:style-name="P25">I will be implementing pytest<text:span text:style-name="T15">+make as my next task. </text:span></text:p>
        </text:list-item>
      </text:list>
      <text:list xml:id="list7165091547744456772" text:style-name="L5">
        <text:list-header>
          <text:p text:style-name="P26"/>
        </text:list-header>
      </text:list>
      <text:p text:style-name="P15">June 2<text:span text:style-name="T18">th</text:span>:</text:p>
      <text:list xml:id="list4674803743170923373" text:style-name="L6">
        <text:list-item>
          <text:p text:style-name="P27">Basic Pytesting was set up.</text:p>
          <text:list>
            <text:list-item>
              <text:p text:style-name="P27">I specifically test the subreddit file, and if the datatable.csv is present using functional tests.</text:p>
            </text:list-item>
            <text:list-item>
              <text:p text:style-name="P27">I compile my tests with a MakeFile, to make running things easier.</text:p>
            </text:list-item>
            <text:list-item>
              <text:p text:style-name="P27">I spent some time learning how to put these components together (configure directories, structure, setting up make</text:p>
            </text:list-item>
          </text:list>
        </text:list-item>
        <text:list-item>
          <text:p text:style-name="P27">I took my datascraping script, and made a module out of it.</text:p>
        </text:list-item>
        <text:list-item>
          <text:p text:style-name="P27">Started Exploratory analysis on my project.</text:p>
        </text:list-item>
      </text:list>
      <text:p text:style-name="P15"/>
      <text:p text:style-name="P15">June 3rd:</text:p>
      <text:list xml:id="list5595137407035802844" text:style-name="L7">
        <text:list-item>
          <text:p text:style-name="P28">Some highlights from exploratory analysis:</text:p>
          <text:list>
            <text:list-item>
              <text:p text:style-name="P28">Distribution of popular terms mentioned (across time) appears to be a poisson-like point process. This can be modelled later.</text:p>
            </text:list-item>
          </text:list>
        </text:list-item>
        <text:list-item>
          <text:p text:style-name="P28">I also checked out different histograms of terms for specifc subreddits.</text:p>
        </text:list-item>
        <text:list-item>
          <text:p text:style-name="P28">I am realizing my knowledge of dataframes, series and groupings is a bit lacking, so I will be doing some learning to </text:p>
          <text:list>
            <text:list-item>
              <text:p text:style-name="P28">when you keep fiddling with hacks, and don't feel confident, it is time to step back.</text:p>
            </text:list-item>
          </text:list>
        </text:list-item>
      </text:list>
      <text:p text:style-name="P15"/>
      <text:p text:style-name="P15">June 4<text:span text:style-name="T18">th and 5th</text:span></text:p>
      <text:list xml:id="list7738692561592115845" text:style-name="L8">
        <text:list-item>
          <text:p text:style-name="P29">I have learned a lot about dataframes and series, I am about half done playing around with groups.</text:p>
        </text:list-item>
        <text:list-item>
          <text:p text:style-name="P29">Groupings are by far the most complex thing so far. I will have to revisit a few times to get the main functionality down.</text:p>
        </text:list-item>
        <text:list-item>
          <text:p text:style-name="P29"><text:span text:style-name="T19">a</text:span>I noticed that github doesn't reflect my pushes! This is because only master branch commits count. I was working on my <text:span text:style-name="T2">datafocus</text:span><text:span text:style-name="T11"> branch, and i lost 4 days of commits. I need to be #codingeverday!</text:span></text:p>
        </text:list-item>
      </text:list>
      <text:p text:style-name="P30">June 7<text:span text:style-name="T18">th</text:span>:</text:p>
      <text:list xml:id="list8816523030450439622" text:style-name="L9">
        <text:list-item>
          <text:p text:style-name="P31">I am sprawling with the project. It's time to narrow the focus, and push to a front end that displays some properties of the data.</text:p>
        </text:list-item>
        <text:list-item>
          <text:p text:style-name="P31">It would be nice to upload the dataset to kaggle, for others to use.</text:p>
        </text:list-item>
      </text:list>
      <text:p text:style-name="P15"/>
      <text:h text:style-name="P39" text:outline-level="2"><text:soft-page-break/>Narrowing Focus:</text:h>
      <text:list xml:id="list443240009360039585" text:style-name="L10">
        <text:list-item>
          <text:p text:style-name="P32">What can I do with the data?</text:p>
          <text:list>
            <text:list-item>
              <text:p text:style-name="P32">Time Series (Poisson Process).</text:p>
              <text:list>
                <text:list-item>
                  <text:p text:style-name="P33">Basic choice <text:span text:style-name="T21">of acronym.</text:span></text:p>
                  <text:list>
                    <text:list-header>
                      <text:p text:style-name="P35">User types one in, and queries the dataset.</text:p>
                    </text:list-header>
                  </text:list>
                </text:list-item>
              </text:list>
            </text:list-item>
            <text:list-item>
              <text:p text:style-name="P32">Basic Histograms displaying the data.</text:p>
              <text:list>
                <text:list-item>
                  <text:p text:style-name="P32">Basic choice <text:span text:style-name="T21">of acronym.</text:span></text:p>
                  <text:list>
                    <text:list-item>
                      <text:p text:style-name="P35">User types one in, and queries the dataset.</text:p>
                    </text:list-item>
                  </text:list>
                </text:list-item>
              </text:list>
            </text:list-item>
            <text:list-item>
              <text:p text:style-name="P32">Measure of Overlap (of terms across histograms).</text:p>
              <text:list>
                <text:list-item>
                  <text:p text:style-name="P35">Display a 20x20</text:p>
                </text:list-item>
              </text:list>
            </text:list-item>
          </text:list>
        </text:list-item>
        <text:list-item>
          <text:p text:style-name="P35">Data Cleaning and preparation:</text:p>
          <text:list>
            <text:list-item>
              <text:p text:style-name="P35">Eliminate useless acronyms ("wtf","lol")</text:p>
            </text:list-item>
            <text:list-item>
              <text:p text:style-name="P35">Anonymize users? (not an issue on Kaggle, it seems).</text:p>
            </text:list-item>
          </text:list>
        </text:list-item>
        <text:list-item>
          <text:p text:style-name="P32">Calls to a python server process:</text:p>
          <text:list>
            <text:list-item>
              <text:p text:style-name="P32">Get subsets of the dataframe, and write to a json format.</text:p>
              <text:list>
                <text:list-item>
                  <text:p text:style-name="P32">It seems that vega and javascript use json for the data frame (!!) </text:p>
                </text:list-item>
              </text:list>
            </text:list-item>
            <text:list-item>
              <text:p text:style-name="P34">Use jquery ajax to pull the data from the python server.</text:p>
            </text:list-item>
          </text:list>
        </text:list-item>
      </text:list>
      <text:p text:style-name="P30"/>
      <text:p text:style-name="P36">Subgoals:</text:p>
      <text:list xml:id="list8249589884540891557" text:style-name="L11">
        <text:list-item>
          <text:p text:style-name="P37">Post dataset to Kaggle.</text:p>
          <text:list>
            <text:list-item>
              <text:p text:style-name="P37">Do basic cleanup.</text:p>
              <text:list>
                <text:list-item>
                  <text:p text:style-name="P37">Generate an exclusion list of non acronyms. (how)?</text:p>
                </text:list-item>
              </text:list>
            </text:list-item>
          </text:list>
        </text:list-item>
      </text:list>
      <text:p text:style-name="P30"/>
      <text:p text:style-name="P30">Technologies to learn <text:span text:style-name="T21">and refresh</text:span>: Bootstrap, j<text:span text:style-name="T21">Q</text:span>uery, <text:span text:style-name="T21">json, python http server</text:span></text:p>
      <text:p text:style-name="P7"/>
      <text:p text:style-name="P7"/>
      <text:h text:style-name="Heading_20_3" text:outline-level="3">To Do/<text:span text:style-name="T9">Questions</text:span>:</text:h>
      <text:p text:style-name="P8">Map the time/space complexity of the acronym finder.</text:p>
      <text:p text:style-name="P8">Implement writing to file at the submission or subreddit level? <text:span text:style-name="T17">Should I still exploit Dictionary mutation at multiple levels (fragile code??)</text:span></text:p>
      <text:p text:style-name="P11">What is the distribution of the acronyms at the comment or submission level? Poisson?</text:p>
      <text:p text:style-name="P12">Need to do some more reading on make,pytest and unit test terminology.. My knowledge is quite lack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5H6M52S</meta:editing-duration>
    <meta:editing-cycles>26</meta:editing-cycles>
    <meta:generator>LibreOffice/5.1.6.2$Linux_X86_64 LibreOffice_project/10m0$Build-2</meta:generator>
    <dc:date>2019-06-08T22:56:23.872062473</dc:date>
    <meta:document-statistic meta:table-count="0" meta:image-count="0" meta:object-count="0" meta:page-count="4" meta:paragraph-count="93" meta:word-count="1315" meta:character-count="7520" meta:non-whitespace-character-count="6332"/>
    <meta:user-defined meta:name="Info 1"/>
    <meta:user-defined meta:name="Info 2"/>
    <meta:user-defined meta:name="Info 3"/>
    <meta:user-defined meta:name="Info 4"/>
  </office:meta>
</office:document-meta>
</file>